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1">
      <style:paragraph-properties fo:margin-top="0in" fo:margin-bottom="0in" style:contextual-spacing="false"/>
      <style:text-properties fo:color="#c9211e" loext:opacity="100%"/>
    </style:style>
    <style:style style:name="P4" style:family="paragraph" style:parent-style-name="Text_20_body" style:list-style-name="L1">
      <style:paragraph-properties fo:margin-top="0in" fo:margin-bottom="0in" style:contextual-spacing="false"/>
      <style:text-properties fo:color="#000000" loext:opacity="100%"/>
    </style:style>
    <style:style style:name="P5" style:family="paragraph" style:parent-style-name="Text_20_body" style:list-style-name="L1">
      <style:paragraph-properties fo:margin-top="0in" fo:margin-bottom="0in" style:contextual-spacing="false"/>
      <style:text-properties officeooo:rsid="00214dbc" officeooo:paragraph-rsid="00214dbc"/>
    </style:style>
    <style:style style:name="T1" style:family="text">
      <style:text-properties officeooo:rsid="001e22cd"/>
    </style:style>
    <style:style style:name="T2" style:family="text">
      <style:text-properties fo:color="#000000" loext:opacity="100%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Aplikacija treba imati:</text:span></text:p>
      <text:list text:style-name="L1">
        <text:list-item>
          <text:p text:style-name="P2">interpolation/one-way binding <text:span text:style-name="T1">+</text:span></text:p>
          <text:p text:style-name="P5">napravljeno – Da - /src/views/HomeView.vue – linija 54, 56..</text:p>
        </text:list-item>
        <text:list-item>
          <text:p text:style-name="P2">two-way binding <text:span text:style-name="T1">+</text:span></text:p>
          <text:p text:style-name="P5">napravljeno – Da - /src/views/SearchView – linije 4: - </text:p>
        </text:list-item>
        <text:list-item>
          <text:p text:style-name="P2">methods <text:span text:style-name="T1">+</text:span></text:p>
          <text:p text:style-name="P5">napravljeno – Da - /src/views/HomeView.vue – linije 10:</text:p>
        </text:list-item>
        <text:list-item>
          <text:p text:style-name="P2">computed properties <text:span text:style-name="T1">+</text:span></text:p>
          <text:p text:style-name="P5">napravljeno – Da - /src/components/MovieCard.vue – od linije 21 – mijenja boju ratinga filma prema ocjeni</text:p>
        </text:list-item>
        <text:list-item>
          <text:p text:style-name="P2">barem jedan scoped style <text:span text:style-name="T1">+</text:span></text:p>
        </text:list-item>
        <text:list-item>
          <text:p text:style-name="P2">koristiti barem jedan lifecycle hook <text:span text:style-name="T1">+</text:span></text:p>
        </text:list-item>
        <text:list-item>
          <text:p text:style-name="P2">routing (više stranica) <text:span text:style-name="T1">+</text:span></text:p>
          <text:list>
            <text:list-item>
              <text:p text:style-name="P2">aplikacija mora biti <text:span text:style-name="Emphasis">bookmarkable</text:span>, tako da rade linkovi (ne samo na root, već i <text:span text:style-name="Source_20_Text">mojweb.com/stranica1</text:span>, <text:span text:style-name="Source_20_Text">moj-web.com/stranica2</text:span>) <text:span text:style-name="T1">+</text:span></text:p>
            </text:list-item>
            <text:list-item>
              <text:p text:style-name="P2">dinamičko usmjeravanje s 404 stranicom ("catch all") <text:span text:style-name="T1">+</text:span></text:p>
            </text:list-item>
          </text:list>
        </text:list-item>
        <text:list-item>
          <text:p text:style-name="P3">(barem) dvije komponente</text:p>
          <text:list>
            <text:list-item>
              <text:p text:style-name="P3">komponenta bez stanja, koristiti properties </text:p>
            </text:list-item>
            <text:list-item>
              <text:p text:style-name="P3">komponenta sa stanjem </text:p>
            </text:list-item>
          </text:list>
        </text:list-item>
        <text:list-item>
          <text:p text:style-name="P3"><text:span text:style-name="T2">barem jedna komponenta mora emitirati barem jedan event</text:span> <text:span text:style-name="T1">+</text:span></text:p>
        </text:list-item>
        <text:list-item>
          <text:p text:style-name="P4">store (Pinia) <text:span text:style-name="T1">+</text:span></text:p>
        </text:list-item>
        <text:list-item>
          <text:p text:style-name="P2">asinkroni dohvat podataka s backenda, možete: <text:span text:style-name="T1">+</text:span></text:p>
          <text:list>
            <text:list-item>
              <text:p text:style-name="P2">koristiti Firebase ili Back4App, Mocky, itd. </text:p>
            </text:list-item>
            <text:list-item>
              <text:p text:style-name="P2">vlastiti storage, ili </text:p>
            </text:list-item>
            <text:list-item>
              <text:p text:style-name="P2">možete mock napraviti, držati podatke u memoriji, ali mora biti asinkroni poziv/upis </text:p>
            </text:list-item>
            <text:list-item>
              <text:p text:style-name="P1">ostvariti asinkrono (lazy, po potrebi) učitavanje nekog dijela aplikacije (stranice ili komponente) 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color="#000000" loext:opacity="10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9T19:39:18.799949092</meta:creation-date>
    <dc:date>2024-01-22T16:01:00.538891982</dc:date>
    <meta:editing-duration>P1DT1H19M52S</meta:editing-duration>
    <meta:editing-cycles>3</meta:editing-cycles>
    <meta:generator>LibreOffice/7.6.4.1$Linux_X86_64 LibreOffice_project/60$Build-1</meta:generator>
    <meta:document-statistic meta:table-count="0" meta:image-count="0" meta:object-count="0" meta:page-count="1" meta:paragraph-count="24" meta:word-count="169" meta:character-count="1138" meta:non-whitespace-character-count="996"/>
  </office:meta>
</office:document-meta>
</file>